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6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urbf_learning_rate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office:value-type="string" table:style-name="ce3">
            <text:p>dropout_rate</text:p>
          </table:table-cell>
          <table:table-cell office:value-type="string" table:style-name="ce3">
            <text:p>use_split_merge</text:p>
          </table:table-cell>
          <table:table-cell office:value-type="string" table:style-name="ce3">
            <text:p>split_merge_temperature</text:p>
          </table:table-cell>
          <table:table-cell table:number-columns-repeated="16366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3.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office:value-type="string" table:style-name="ce2">
            <text:p>1.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number-columns-repeated="16366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1</text:p>
          </table:table-cell>
          <table:table-cell table:style-name="ce1"/>
          <table:table-cell table:number-columns-repeated="16365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office:value-type="string" table:style-name="ce2">
            <text:p>2.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0.5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office:value-type="string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66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4T18:30:40Z</dc:date>
    <meta:editing-cycles>176</meta:editing-cycles>
    <meta:editing-duration>PT1268611S</meta:editing-duration>
  </office:meta>
</office:document-meta>
</file>